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2">
            <text:p>SUERC-4595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45.0">
            <text:p>8245.0</text:p>
          </table:table-cell>
          <table:table-cell office:value-type="float" office:value="47.0">
            <text:p>4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1">
            <text:p>SUERC-4595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392.0">
            <text:p>8392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0">
            <text:p>SUERC-4595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819.0">
            <text:p>10819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5">
            <text:p>-40.5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RR-383">
            <text:p>SRR-383</text:p>
          </table:table-cell>
          <table:table-cell office:value-type="float" office:value="54.27">
            <text:p>54.27</text:p>
          </table:table-cell>
          <table:table-cell office:value-type="float" office:value="-5.65">
            <text:p>-5.65</text:p>
          </table:table-cell>
          <table:table-cell office:value-type="float" office:value="8380.0">
            <text:p>8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1">
            <text:p>-0.3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Wilson1972,HarknessWilson1979,ShennanEtal2018">
            <text:p>Wilson1972,HarknessWilson197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9">
            <text:p>I-1199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125.0">
            <text:p>3125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1">
            <text:p>2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7">
            <text:p>Q-367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090.0">
            <text:p>909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53">
            <text:p>SUERC-4595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060.0">
            <text:p>10060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9">
            <text:p>Beta-20299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00.0">
            <text:p>1200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2-3">
            <text:p>Q-632-3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7500.0">
            <text:p>7500.0</text:p>
          </table:table-cell>
          <table:table-cell office:value-type="float" office:value="345.0">
            <text:p>3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71">
            <text:p>Q-371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130.0">
            <text:p>1013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3">
            <text:p>-0.83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8">
            <text:p>Q-368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0210.0">
            <text:p>1021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8">
            <text:p>-0.78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0">
            <text:p>Q-360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12110.0">
            <text:p>12110.0</text:p>
          </table:table-cell>
          <table:table-cell office:value-type="float" office:value="150.0">
            <text:p>15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9">
            <text:p>-2.39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366">
            <text:p>Q-366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9430.0">
            <text:p>943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5,ShennanEtal2018">
            <text:p>MorrisonStephens196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I-1198">
            <text:p>I-119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200.0">
            <text:p>7200.0</text:p>
          </table:table-cell>
          <table:table-cell office:value-type="float" office:value="175.0">
            <text:p>175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rautmanWillis1966,ShennanEtal2018">
            <text:p>TrautmanWillis1966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1">
            <text:p>SUERC-4596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07.0">
            <text:p>11107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2">
            <text:p>-14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2998">
            <text:p>Beta-20299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990.0">
            <text:p>1199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4">
            <text:p>SUERC-4596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647.0">
            <text:p>10647.0</text:p>
          </table:table-cell>
          <table:table-cell office:value-type="float" office:value="42.0">
            <text:p>4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0">
            <text:p>-19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8">
            <text:p>UC-139028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215.0">
            <text:p>11215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5">
            <text:p>UC-1390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50.0">
            <text:p>1105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4">
            <text:p>UC-13902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970.0">
            <text:p>109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7">
            <text:p>UB-921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437.0">
            <text:p>9437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9216">
            <text:p>UB-921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449.0">
            <text:p>13449.0</text:p>
          </table:table-cell>
          <table:table-cell office:value-type="float" office:value="56.0">
            <text:p>5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856">
            <text:p>UB-856</text:p>
          </table:table-cell>
          <table:table-cell office:value-type="float" office:value="54.63">
            <text:p>54.63</text:p>
          </table:table-cell>
          <table:table-cell office:value-type="float" office:value="-5.85">
            <text:p>-5.85</text:p>
          </table:table-cell>
          <table:table-cell office:value-type="float" office:value="9890.0">
            <text:p>9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18">
            <text:p>-10.18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PearsonPilcher1975,ShennanEtal2018">
            <text:p>PearsonPilcher1975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744">
            <text:p>UB-744</text:p>
          </table:table-cell>
          <table:table-cell office:value-type="float" office:value="54.51">
            <text:p>54.51</text:p>
          </table:table-cell>
          <table:table-cell office:value-type="float" office:value="-5.47">
            <text:p>-5.47</text:p>
          </table:table-cell>
          <table:table-cell office:value-type="float" office:value="7640.0">
            <text:p>76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75">
            <text:p>0.75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SmithEtal1974,ShennanEtal2018">
            <text:p>SmithEtal1974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B-431">
            <text:p>UB-431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65.0">
            <text:p>6565.0</text:p>
          </table:table-cell>
          <table:table-cell office:value-type="float" office:value="105.0">
            <text:p>10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.02">
            <text:p>3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DresserEtal1973,ShennanEtal2018">
            <text:p>DresserEtal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0">
            <text:p>AA-22820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185.0">
            <text:p>14185.0</text:p>
          </table:table-cell>
          <table:table-cell office:value-type="float" office:value="115.0">
            <text:p>11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2821">
            <text:p>AA-22821</text:p>
          </table:table-cell>
          <table:table-cell office:value-type="float" office:value="54.31">
            <text:p>54.31</text:p>
          </table:table-cell>
          <table:table-cell office:value-type="float" office:value="-5.52">
            <text:p>-5.52</text:p>
          </table:table-cell>
          <table:table-cell office:value-type="float" office:value="14355.0">
            <text:p>14355.0</text:p>
          </table:table-cell>
          <table:table-cell office:value-type="float" office:value="105.0">
            <text:p>10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1">
            <text:p>2.61</text:p>
          </table:table-cell>
          <table:table-cell office:value-type="float" office:value="2.61">
            <text:p>2.6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5962">
            <text:p>SUERC-4596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714.0">
            <text:p>10714.0</text:p>
          </table:table-cell>
          <table:table-cell office:value-type="float" office:value="43.0">
            <text:p>4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t-3066">
            <text:p>St-3066</text:p>
          </table:table-cell>
          <table:table-cell office:value-type="float" office:value="54.6">
            <text:p>54.6</text:p>
          </table:table-cell>
          <table:table-cell office:value-type="float" office:value="-5.93">
            <text:p>-5.93</text:p>
          </table:table-cell>
          <table:table-cell office:value-type="float" office:value="9130.0">
            <text:p>91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4">
            <text:p>-12.94</text:p>
          </table:table-cell>
          <table:table-cell office:value-type="float" office:value="0.97">
            <text:p>0.97</text:p>
          </table:table-cell>
          <table:table-cell office:value-type="float" office:value="0.97">
            <text:p>0.97</text:p>
          </table:table-cell>
          <table:table-cell office:value-type="string" office:value="ManningEtal1970,WelinEtal1971,ShennanEtal2018">
            <text:p>ManningEtal1970,WelinEtal1971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5">
            <text:p>SUERC-5163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9570.0">
            <text:p>9570.0</text:p>
          </table:table-cell>
          <table:table-cell office:value-type="float" office:value="39.0">
            <text:p>3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4">
            <text:p>-13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3">
            <text:p>SUERC-51633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859.0">
            <text:p>4859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2">
            <text:p>SUERC-51632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436.0">
            <text:p>7436.0</text:p>
          </table:table-cell>
          <table:table-cell office:value-type="float" office:value="36.0">
            <text:p>3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8">
            <text:p>-13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1">
            <text:p>SUERC-5163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32.0">
            <text:p>8232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0">
            <text:p>SUERC-5163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199.0">
            <text:p>8199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4">
            <text:p>-25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7">
            <text:p>SUERC-516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7941.0">
            <text:p>7941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6">
            <text:p>SUERC-516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8202.0">
            <text:p>8202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25">
            <text:p>SUERC-51625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6887.0">
            <text:p>6887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8869">
            <text:p>SUERC-48869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088.0">
            <text:p>11088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4">
            <text:p>-14.4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46370">
            <text:p>SUERC-4637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3022.0">
            <text:p>13022.0</text:p>
          </table:table-cell>
          <table:table-cell office:value-type="float" office:value="92.0">
            <text:p>9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6">
            <text:p>-40.6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6">
            <text:p>SUERC-5163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4766.0">
            <text:p>4766.0</text:p>
          </table:table-cell>
          <table:table-cell office:value-type="float" office:value="37.0">
            <text:p>3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0.7">
            <text:p>-10.7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SUERC-51634">
            <text:p>SUERC-51634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0219.0">
            <text:p>10219.0</text:p>
          </table:table-cell>
          <table:table-cell office:value-type="float" office:value="38.0">
            <text:p>38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2">
            <text:p>-13.2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635">
            <text:p>Q-635</text:p>
          </table:table-cell>
          <table:table-cell office:value-type="float" office:value="54.51">
            <text:p>54.51</text:p>
          </table:table-cell>
          <table:table-cell office:value-type="float" office:value="-5.65">
            <text:p>-5.65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2">
            <text:p>4.0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tephensCollins1960,ShennanEtal2018">
            <text:p>StephensCollin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Q-214">
            <text:p>Q-214</text:p>
          </table:table-cell>
          <table:table-cell office:value-type="float" office:value="54.5">
            <text:p>54.5</text:p>
          </table:table-cell>
          <table:table-cell office:value-type="float" office:value="-5.46">
            <text:p>-5.46</text:p>
          </table:table-cell>
          <table:table-cell office:value-type="float" office:value="8160.0">
            <text:p>816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41">
            <text:p>0.41</text:p>
          </table:table-cell>
          <table:table-cell office:value-type="float" office:value="1.31">
            <text:p>1.31</text:p>
          </table:table-cell>
          <table:table-cell office:value-type="float" office:value="1.31">
            <text:p>1.31</text:p>
          </table:table-cell>
          <table:table-cell office:value-type="string" office:value="MorrisonStephens1960,GodwinWillis1960,ShennanEtal2018">
            <text:p>MorrisonStephens1960,GodwinWillis1960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0">
            <text:p>Beta-203000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Beta-203001">
            <text:p>Beta-203001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2030.0">
            <text:p>1203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3">
            <text:p>LJ-903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6550.0">
            <text:p>6550.0</text:p>
          </table:table-cell>
          <table:table-cell office:value-type="float" office:value="300.0">
            <text:p>3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0.72">
            <text:p>0.72</text:p>
          </table:table-cell>
          <table:table-cell office:value-type="float" office:value="2.24">
            <text:p>2.24</text:p>
          </table:table-cell>
          <table:table-cell office:value-type="float" office:value="2.24">
            <text:p>2.24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4">
            <text:p>LJ-904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7650.0">
            <text:p>7650.0</text:p>
          </table:table-cell>
          <table:table-cell office:value-type="float" office:value="400.0">
            <text:p>4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9">
            <text:p>-0.6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7">
            <text:p>LJ-907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2710.0">
            <text:p>271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4">
            <text:p>-0.54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LJ-908">
            <text:p>LJ-908</text:p>
          </table:table-cell>
          <table:table-cell office:value-type="float" office:value="54.33">
            <text:p>54.33</text:p>
          </table:table-cell>
          <table:table-cell office:value-type="float" office:value="-5.79">
            <text:p>-5.79</text:p>
          </table:table-cell>
          <table:table-cell office:value-type="float" office:value="3380.0">
            <text:p>338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62">
            <text:p>0.62</text:p>
          </table:table-cell>
          <table:table-cell office:value-type="float" office:value="1.71">
            <text:p>1.71</text:p>
          </table:table-cell>
          <table:table-cell office:value-type="float" office:value="1.71">
            <text:p>1.71</text:p>
          </table:table-cell>
          <table:table-cell office:value-type="string" office:value="SinghSmith1973,ShennanEtal2018">
            <text:p>SinghSmith1973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6">
            <text:p>UC-139026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320.0">
            <text:p>11320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1">
            <text:p>-15.1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UC-139027">
            <text:p>UC-139027</text:p>
          </table:table-cell>
          <table:table-cell office:value-type="float" office:value="54.71">
            <text:p>54.71</text:p>
          </table:table-cell>
          <table:table-cell office:value-type="float" office:value="-5.66">
            <text:p>-5.66</text:p>
          </table:table-cell>
          <table:table-cell office:value-type="float" office:value="11165.0">
            <text:p>1116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9">
            <text:p>-13.9</text:p>
          </table:table-cell>
          <table:table-cell office:value-type="float" office:value="5.39">
            <text:p>5.39</text:p>
          </table:table-cell>
          <table:table-cell office:value-type="float" office:value="5.39">
            <text:p>5.39</text:p>
          </table:table-cell>
          <table:table-cell office:value-type="string" office:value="PletsEtal2019,ShennanEtal2018">
            <text:p>PletsEtal2019,ShennanEtal2018</text:p>
          </table:table-cell>
        </table:table-row>
        <table:table-row>
          <table:table-cell office:value-type="string" office:value="County_Down">
            <text:p>County_Down</text:p>
          </table:table-cell>
          <table:table-cell office:value-type="string" office:value="radiocarbon">
            <text:p>radiocarbon</text:p>
          </table:table-cell>
          <table:table-cell office:value-type="string" office:value="AA-21822">
            <text:p>AA-21822</text:p>
          </table:table-cell>
          <table:table-cell office:value-type="float" office:value="54.55">
            <text:p>54.55</text:p>
          </table:table-cell>
          <table:table-cell office:value-type="float" office:value="-5.69">
            <text:p>-5.69</text:p>
          </table:table-cell>
          <table:table-cell office:value-type="float" office:value="13140.0">
            <text:p>1314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McCabeClark1998,ShennanEtal2018">
            <text:p>McCabeClark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